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011cm" fo:margin-right="1.034cm" fo:text-indent="0cm" style:auto-text-indent="false" style:page-numb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011cm" fo:margin-right="1.034cm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1.011cm" fo:margin-right="1.034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011cm" fo:margin-right="1.034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NPC Forge</text:p>
      <text:p text:style-name="P2"/>
      <text:p text:style-name="P4">NPC Forge is Windows application that allows a developer to add monster data to a database that is pointed in configurations file.</text:p>
      <text:p text:style-name="P4"/>
      <text:p text:style-name="P2">Features</text:p>
      <text:p text:style-name="P2"><text:span text:style-name="T1"/></text:p>
      <text:p text:style-name="P2"><text:span text:style-name="T1">With NPC Forge, you can add to a table a monster with</text:span></text:p>
      <text:list xml:id="list5938364174520497898" text:style-name="L1">
        <text:list-item>
          <text:p text:style-name="P3"><text:span text:style-name="T1">Health points</text:span></text:p>
        </text:list-item>
        <text:list-item>
          <text:p text:style-name="P3"><text:span text:style-name="T1">Stamina points</text:span></text:p>
        </text:list-item>
        <text:list-item>
          <text:p text:style-name="P3"><text:span text:style-name="T1">Mana points</text:span></text:p>
        </text:list-item>
        <text:list-item>
          <text:p text:style-name="P3"><text:span text:style-name="T1">Type </text:span></text:p>
        </text:list-item>
        <text:list-item>
          <text:p text:style-name="P3"><text:span text:style-name="T1">and Description</text:span></text:p>
        </text:list-item>
      </text:list>
      <text:p text:style-name="P2"><text:span text:style-name="T1"/></text:p>
      <text:p text:style-name="P2"><text:span text:style-name="T1">A developer can also view monsters that are in the database and update the data if needed. Idea of this feature is that if some monsters seem over- or underpowered, balancing the game is pos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6:52:34.51</meta:creation-date>
    <dc:date>2018-04-23T16:58:00.48</dc:date>
    <meta:editing-duration>PT18S</meta:editing-duration>
    <meta:editing-cycles>1</meta:editing-cycles>
    <meta:generator>OpenOffice/4.1.4$Win32 OpenOffice.org_project/414m5$Build-9788</meta:generator>
    <meta:document-statistic meta:table-count="0" meta:image-count="0" meta:object-count="0" meta:page-count="1" meta:paragraph-count="10" meta:word-count="86" meta:character-count="459"/>
  </office:meta>
</office:document-meta>
</file>